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3" style:parent-style-name="DefaultParagraphFont" style:family="text">
      <style:text-properties fo:font-weight="bold" style:font-weight-asian="bold" style:font-weight-complex="bold" fo:font-size="14pt" style:font-size-asian="14pt" style:font-size-complex="14pt"/>
    </style:style>
    <style:style style:name="P4"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5"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6"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7"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8"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9"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0"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1"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2"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3"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14" style:parent-style-name="DefaultParagraphFont" style:family="text">
      <style:text-properties fo:font-weight="bold" style:font-weight-asian="bold" style:font-weight-complex="bold" fo:font-size="14pt" style:font-size-asian="14pt" style:font-size-complex="14pt"/>
    </style:style>
    <style:style style:name="P15"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6"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7"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8"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9"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20"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21" style:parent-style-name="ListParagraph" style:family="paragraph"/>
    <style:style style:name="P22" style:parent-style-name="ListParagraph" style:family="paragraph"/>
    <style:style style:name="P23" style:parent-style-name="ListParagraph" style:family="paragraph"/>
  </office:automatic-styles>
  <office:body>
    <office:text text:use-soft-page-breaks="true">
      <text:p text:style-name="P1">Nana's Vastentaart (GROOT)</text:p>
      <text:p text:style-name="P2"><text:span text:style-name="T3">Biscuit</text:span>:</text:p>
      <text:p text:style-name="P4">250 g suiker</text:p>
      <text:p text:style-name="P5">3 el honing</text:p>
      <text:p text:style-name="P6">250 g water</text:p>
      <text:p text:style-name="P7">100 g olie<text:s/>(kokosvet)</text:p>
      <text:p text:style-name="P8">Beetje zout</text:p>
      <text:p text:style-name="P9"/>
      <text:p text:style-name="P10">600 g bloem</text:p>
      <text:p text:style-name="P11">4 g bakpoeder</text:p>
      <text:p text:style-name="P12"/>
      <text:p text:style-name="P13"><text:span text:style-name="T14">Crème</text:span>:</text:p>
      <text:p text:style-name="P15">500 g water of amandelmelk</text:p>
      <text:p text:style-name="P16">200 g suiker</text:p>
      <text:p text:style-name="P17">60 g bloem</text:p>
      <text:p text:style-name="P18">200 g plantaardige boter</text:p>
      <text:p text:style-name="P19">1 zakje<text:s/>vanillesuiker</text:p>
      <text:p text:style-name="P20"/>
      <text:p text:style-name="Normal"/>
      <text:p text:style-name="Normal"><text:bookmark-start text:name="_Hlk163455334"/>Biscuit: voeg suiker, honing, water, olie en zout in pan. Roeren en koken op laag vuur (waarschijnlijk om de suiker en zo op te lossen). Als het koud is de bloem en bakpoeder er doorheen mengen. In vieren delen en apart bakken op 180 graden<text:s/>(geen idee hoe lang...)</text:p>
      <text:p text:style-name="Normal"/>
      <text:p text:style-name="Normal">Crème: alles behalve de boter en vanillesuiker bij elkaar doen, laten koken zodat het bindt. Van het vuur af, en boter en vanillesuiker erdoorheen roeren.</text:p>
      <text:p text:style-name="Normal"><text:bookmark-end text:name="_Hlk163455334"/></text:p>
      <text:p text:style-name="Normal">Notities:</text:p>
      <text:list text:style-name="LFO1" text:continue-numbering="true">
        <text:list-item>
          <text:p text:style-name="P21">Ik heb hem 30 min. gebakken, maar dat lijkt teveel.</text:p>
        </text:list-item>
        <text:list-item>
          <text:p text:style-name="P22">Voor de crème gebruikte ik verse koffie i.p.v. water. Da's wel lekker...</text:p>
        </text:list-item>
        <text:list-item>
          <text:p text:style-name="P23">Dit is een erg grote taart. Als je voor 4 personen een stuk wilt, kun je het hele recept gemakkelijk door 4 (of 5) delen. Als je die in een kleine vorm bakt kun je hem nog kunt opensnijden en er<text:s/>crème tussen doen.</text:p>
        </text:list-item>
      </text:list>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nl" style:country-asian="NL"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Times New Roman" style:font-name-complex="Times New Roman" fo:color="#17365D" fo:letter-spacing="0.0034in" fo:font-size="26pt" style:font-size-asian="26pt" style:font-size-complex="26pt" fo:hyphenate="false"/>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FootnoteText" style:display-name="Footnote Text" style:family="paragraph" style:parent-style-name="Normal">
      <style:text-properties fo:font-size="10pt" style:font-size-asian="10pt" style:font-size-complex="10pt" fo:hyphenate="false"/>
    </style:style>
    <style:style style:name="FootnoteSymbol" style:display-name="Footnote Symbol"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Times New Roman" style:font-name-asian="Lucida Sans Unicode"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 J</meta:initial-creator>
    <dc:creator>Rieks Joosten</dc:creator>
    <meta:creation-date>2014-01-26T13:56:00Z</meta:creation-date>
    <dc:date>2024-04-08T06:20:00Z</dc:date>
    <meta:print-date>2019-12-23T13:55:00Z</meta:print-date>
    <meta:template xlink:href="Normal.dotm" xlink:type="simple"/>
    <meta:editing-cycles>14</meta:editing-cycles>
    <meta:editing-duration>PT241260S</meta:editing-duration>
    <meta:user-defined meta:name="Docear4Word_StyleTitle">IEEE</meta:user-defined>
    <meta:user-defined meta:name="Info 1"/>
    <meta:user-defined meta:name="Info 2"/>
    <meta:user-defined meta:name="Info 3"/>
    <meta:user-defined meta:name="Info 4"/>
    <meta:document-statistic meta:page-count="1" meta:paragraph-count="2" meta:word-count="156" meta:character-count="1014" meta:row-count="7" meta:non-whitespace-character-count="860"/>
  </office:meta>
</office:document-meta>
</file>